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8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8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0632" calcext:value-type="float">
            <text:p>48.4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6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7801</text:p>
          </table:table-cell>
          <table:table-cell office:value-type="string" calcext:value-type="string">
            <text:p>Morton NW Quad</text:p>
          </table:table-cell>
          <table:table-cell office:value-type="string" calcext:value-type="string">
            <text:p>196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112" calcext:value-type="float">
            <text:p>48.5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